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 ABCDEE+Corbel" svg:font-family="ABCDEE+Corbel" style:font-family-generic="roman"/>
    <style:font-face style:name=" Symbol" svg:font-family="Symbol" style:font-family-generic="roman"/>
    <style:font-face style:name="ABCDEE+Consolas" svg:font-family="ABCDEE+Consolas" style:font-family-generic="roman"/>
    <style:font-face style:name="ABCDEE+Consolas,Bold" svg:font-family="'ABCDEE+Consolas,Bold'" style:font-family-generic="roman"/>
    <style:font-face style:name="ABCDEE+Corbel" svg:font-family="ABCDEE+Corbel" style:font-family-generic="roman"/>
    <style:font-face style:name="ABCDEE+Corbel,Bold" svg:font-family="'ABCDEE+Corbel,Bold'" style:font-family-generic="roman"/>
    <style:font-face style:name="ABCDEE+Corbel,Italic" svg:font-family="'ABCDEE+Corbel,Italic'" style:font-family-generic="roman"/>
    <style:font-face style:name="ABCDEE+Courier New" svg:font-family="'ABCDEE+Courier New'"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2.513cm" style:rel-column-width="7094*"/>
    </style:style>
    <style:style style:name="Table1.B" style:family="table-column">
      <style:table-column-properties style:column-width="4.487cm" style:rel-column-width="254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DejaVu Sans"/>
    </style:style>
    <style:style style:name="P2" style:family="paragraph" style:parent-style-name="Standard" style:list-style-name="L1">
      <style:paragraph-properties fo:text-align="start" style:justify-single-word="false"/>
      <style:text-properties style:font-name="DejaVu Sans"/>
    </style:style>
    <style:style style:name="P3" style:family="paragraph" style:parent-style-name="Standard" style:list-style-name="L2">
      <style:paragraph-properties fo:text-align="start" style:justify-single-word="false"/>
      <style:text-properties style:font-name="DejaVu Sans"/>
    </style:style>
    <style:style style:name="P4" style:family="paragraph" style:parent-style-name="Standard" style:list-style-name="L3">
      <style:paragraph-properties fo:text-align="start" style:justify-single-word="false"/>
      <style:text-properties style:font-name="DejaVu Sans"/>
    </style:style>
    <style:style style:name="P5" style:family="paragraph" style:parent-style-name="Standard" style:list-style-name="L3">
      <style:paragraph-properties fo:text-align="start" style:justify-single-word="false"/>
      <style:text-properties style:font-name="DejaVu Sans" officeooo:paragraph-rsid="000138d9"/>
    </style:style>
    <style:style style:name="P6" style:family="paragraph" style:parent-style-name="Standard">
      <style:paragraph-properties fo:text-align="start" style:justify-single-word="false"/>
      <style:text-properties style:font-name="DejaVu Sans" officeooo:paragraph-rsid="000138d9"/>
    </style:style>
    <style:style style:name="P7" style:family="paragraph" style:parent-style-name="Standard" style:list-style-name="L4">
      <style:paragraph-properties fo:text-align="start" style:justify-single-word="false"/>
      <style:text-properties style:font-name="DejaVu Sans"/>
    </style:style>
    <style:style style:name="P8" style:family="paragraph" style:parent-style-name="Standard">
      <style:paragraph-properties fo:text-align="start" style:justify-single-word="false"/>
      <style:text-properties style:font-name="DejaVu Sans" officeooo:paragraph-rsid="000ca02a"/>
    </style:style>
    <style:style style:name="P9" style:family="paragraph" style:parent-style-name="Standard">
      <style:paragraph-properties fo:text-align="start" style:justify-single-word="false"/>
      <style:text-properties style:font-name="DejaVu Sans" officeooo:rsid="0008788b" officeooo:paragraph-rsid="0008788b"/>
    </style:style>
    <style:style style:name="P10" style:family="paragraph" style:parent-style-name="Standard">
      <style:paragraph-properties fo:text-align="start" style:justify-single-word="false"/>
      <style:text-properties style:font-name="DejaVu Sans" officeooo:rsid="00095d7b" officeooo:paragraph-rsid="00095d7b"/>
    </style:style>
    <style:style style:name="P11" style:family="paragraph" style:parent-style-name="Standard">
      <style:paragraph-properties fo:text-align="start" style:justify-single-word="false"/>
      <style:text-properties style:font-name="DejaVu Sans" officeooo:rsid="000973f7" officeooo:paragraph-rsid="000973f7"/>
    </style:style>
    <style:style style:name="P12" style:family="paragraph" style:parent-style-name="Standard">
      <style:paragraph-properties fo:text-align="start" style:justify-single-word="false"/>
      <style:text-properties style:font-name="DejaVu Sans" officeooo:rsid="0010bfd8" officeooo:paragraph-rsid="0010bfd8"/>
    </style:style>
    <style:style style:name="P13" style:family="paragraph" style:parent-style-name="Text_20_body">
      <style:text-properties style:font-name="DejaVu Sans"/>
    </style:style>
    <style:style style:name="P14" style:family="paragraph" style:parent-style-name="Title">
      <style:text-properties style:font-name="DejaVu Sans"/>
    </style:style>
    <style:style style:name="P15" style:family="paragraph" style:parent-style-name="Table_20_Contents">
      <style:text-properties style:font-name="DejaVu Sans" officeooo:rsid="000138d9" officeooo:paragraph-rsid="000138d9"/>
    </style:style>
    <style:style style:name="P16" style:family="paragraph" style:parent-style-name="Heading_20_2">
      <style:text-properties style:font-name="DejaVu Sans"/>
    </style:style>
    <style:style style:name="P17" style:family="paragraph" style:parent-style-name="Heading_20_2">
      <style:text-properties style:font-name="DejaVu Sans" fo:font-size="11pt" style:font-size-asian="11pt" style:font-size-complex="11pt"/>
    </style:style>
    <style:style style:name="P18" style:family="paragraph" style:parent-style-name="Heading_20_2">
      <style:text-properties style:font-name="DejaVu Sans" officeooo:rsid="00095d7b" officeooo:paragraph-rsid="00095d7b"/>
    </style:style>
    <style:style style:name="P19" style:family="paragraph" style:parent-style-name="Heading_20_2">
      <style:text-properties style:font-name="DejaVu Sans" officeooo:rsid="000973f7" officeooo:paragraph-rsid="000973f7"/>
    </style:style>
    <style:style style:name="P20" style:family="paragraph" style:parent-style-name="Heading_20_1">
      <style:text-properties style:font-name="DejaVu Sans"/>
    </style:style>
    <style:style style:name="P21" style:family="paragraph" style:parent-style-name="Heading_20_1" style:list-style-name="">
      <style:text-properties style:font-name="DejaVu Sans"/>
    </style:style>
    <style:style style:name="P22" style:family="paragraph" style:parent-style-name="Heading_20_1">
      <style:paragraph-properties fo:break-before="page"/>
      <style:text-properties style:font-name="DejaVu Sans"/>
    </style:style>
    <style:style style:name="T1" style:family="text">
      <style:text-properties fo:color="#000000" fo:font-size="11pt" style:font-size-asian="11pt"/>
    </style:style>
    <style:style style:name="T2" style:family="text">
      <style:text-properties fo:color="#000000" fo:font-size="11pt" officeooo:rsid="000138d9" style:font-size-asian="11pt"/>
    </style:style>
    <style:style style:name="T3" style:family="text">
      <style:text-properties fo:color="#000000" fo:font-size="11pt" officeooo:rsid="00067660" style:font-size-asian="11pt"/>
    </style:style>
    <style:style style:name="T4" style:family="text">
      <style:text-properties fo:color="#000000" fo:font-size="11pt" officeooo:rsid="00072fb5" style:font-size-asian="11pt"/>
    </style:style>
    <style:style style:name="T5" style:family="text">
      <style:text-properties fo:color="#000000" fo:font-size="11pt" officeooo:rsid="0008788b" style:font-size-asian="11pt"/>
    </style:style>
    <style:style style:name="T6" style:family="text">
      <style:text-properties fo:color="#000000" fo:font-size="11pt" officeooo:rsid="0008952d" style:font-size-asian="11pt"/>
    </style:style>
    <style:style style:name="T7" style:family="text">
      <style:text-properties fo:color="#000000" fo:font-size="11pt" officeooo:rsid="000e04a8" style:font-size-asian="11pt"/>
    </style:style>
    <style:style style:name="T8" style:family="text">
      <style:text-properties fo:color="#3a4452" fo:font-size="26pt" style:font-size-asian="26pt"/>
    </style:style>
    <style:style style:name="T9" style:family="text">
      <style:text-properties fo:color="#5ea326" fo:font-size="14pt" style:font-size-asian="14pt"/>
    </style:style>
    <style:style style:name="T10" style:family="text">
      <style:text-properties fo:color="#7fd23b"/>
    </style:style>
    <style:style style:name="T11" style:family="text">
      <style:text-properties fo:color="#7fd23b" fo:font-size="11pt" style:font-size-asian="11pt"/>
    </style:style>
    <style:style style:name="T12" style:family="text">
      <style:text-properties fo:color="#7fd23b" fo:font-size="13pt" style:font-size-asian="13pt"/>
    </style:style>
    <style:style style:name="T13" style:family="text">
      <style:text-properties fo:color="#ec8803" fo:font-size="11pt" style:font-size-asian="11pt"/>
    </style:style>
    <style:style style:name="T14" style:family="text">
      <style:text-properties style:text-position="super 58%"/>
    </style:style>
    <style:style style:name="T15"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95cm" fo:text-indent="-0.635cm" fo:margin-left="1.39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cm" fo:text-indent="-0.635cm" fo:margin-left="3.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8">ENGN8537: Embedded Systems</text:span></text:p>
      <text:p text:style-name="P14"><text:span text:style-name="T8">Major Project</text:span></text:p>
      <text:h text:style-name="P20" text:outline-level="1"><text:span text:style-name="T9">Description</text:span></text:h>
      <text:p text:style-name="P1"><text:span text:style-name="T1">The major project for Embedded Systems will require the students to design and implement an Embedded System centred on an Altera DE2-115 Development Board. The students will critically analyse the structure of their design and justify implementation decisions regarding HDL or procedural implementation, real time constraints, physical interfacing assumptions and others as relevant to the particular project chosen.</text:span></text:p>
      <text:p text:style-name="P1"><text:span text:style-name="T1"/></text:p>
      <text:p text:style-name="P1"><text:span text:style-name="T1">The project is designed to allow the student to explore areas of knowledge that have interested them over the course of their degree. There is no fixed task to be accomplished as students are encouraged to formulate projects based on problems they’ve been exposed to in their study of other areas such as Computer Vision, Control Systems, Telecommunications, Robotics etc. Inspiration for projects may be taken from the list of Project Ideas listed below.</text:span></text:p>
      <text:p text:style-name="P1"/>
      <text:p text:style-name="P12"><text:span text:style-name="T1">The project may be based on a Verilog HDL implementation, an Embedded C program for a NIOS-II soft-core processor or a combination of both.</text:span></text:p>
      <text:p text:style-name="P1"><text:span text:style-name="T1"/></text:p>
      <text:p text:style-name="P1"><text:span text:style-name="T1">The project is to be undertaken by each student individually. The design must be targeted for the Altera DE2-115 Development Board with any extra hardware support to be discussed with the lecturers. The project and lab work will form </text:span><text:span text:style-name="T2">35</text:span><text:span text:style-name="T1">% of the assessment for the course with the breakdown described below. Weekly lab sessions will be available to all students for development and testing of their designs, however it will be assumed that the students continue to develop the project in simulation or otherwise on their own time.</text:span></text:p>
      <text:p text:style-name="P1"><text:span text:style-name="T1"/></text:p>
      <text:p text:style-name="P1"><text:span text:style-name="T1">Students are free to make use of code given as part of the example package as well as any other code bases they have access to (including online) so long as the following conditions are met:</text:span></text:p>
      <text:list xml:id="list8868968561398896752" text:style-name="L1">
        <text:list-item>
          <text:p text:style-name="P2"><text:span text:style-name="T1">The student must have the right to use and redistribute the code (licence compliance)</text:span></text:p>
        </text:list-item>
        <text:list-item>
          <text:p text:style-name="P2"><text:span text:style-name="T1">The student must clearly attribute the source of the code, both in the code base itself and in the accompanying documentation</text:span></text:p>
        </text:list-item>
        <text:list-item>
          <text:p text:style-name="P2"><text:span text:style-name="T1">The student need not completely understand how the used code works, however they must be able to describe what the code does and how it interfaces to the rest of the project and/or the environment.</text:span></text:p>
        </text:list-item>
      </text:list>
      <text:p text:style-name="P1"><text:span text:style-name="T1"/></text:p>
      <text:p text:style-name="P1"><text:span text:style-name="T1">Code that has not been written by the student will not be assessed, but should be used to facilitate other assessable outcomes.</text:span></text:p>
      <text:p text:style-name="P1"><text:span text:style-name="T1"/></text:p>
      <text:p text:style-name="P1"><text:span text:style-name="T1">Students are required to submit a formal project report of approximately 10 A4 pages including figures with architecture details, interface specifications, quantitative performance reviews and benchmarks of different implementation options for critical portions of their design. This will be reviewed by the assessors prior to the project demonstration.</text:span></text:p>
      <text:p text:style-name="P1"><text:span text:style-name="T1"/></text:p>
      <text:p text:style-name="P1"><text:span text:style-name="T1">The project will be assessed at a scheduled demonstration. All students will present </text:span><text:span text:style-name="T6">i</text:span><text:span text:style-name="T1">n the</text:span><text:span text:style-name="T6">ir regular lab slot</text:span><text:span text:style-name="T1">, schedule allowing. Present at the demonstration will be the </text:span><text:soft-page-break/><text:span text:style-name="T1">lecturers, lab demonstrators and possibly external moderators as required.</text:span></text:p>
      <text:p text:style-name="P1"><text:span text:style-name="T1"/></text:p>
      <text:h text:style-name="P20" text:outline-level="1"><text:span text:style-name="T9">Available Hardware</text:span></text:h>
      <text:p text:style-name="P1"><text:span text:style-name="T1">In addition to the DE2-115 board, the following hardware devices are available. If you wish to do a project requiring hardware support but don’t see the required peripherals on the list, please discuss with the lecturer as soon as possible.</text:span></text:p>
      <text:p text:style-name="P1"><text:span text:style-name="T1"/></text:p>
      <text:list xml:id="list2717854150990616772" text:style-name="L2">
        <text:list-item>
          <text:p text:style-name="P3"><text:span text:style-name="T1">Ultrasonic range finders XL-MaxSonar-EZ/AE MB1200</text:span></text:p>
        </text:list-item>
        <text:list-item>
          <text:p text:style-name="P3"><text:span text:style-name="T1">Microphones, Speakers</text:span></text:p>
        </text:list-item>
        <text:list-item>
          <text:p text:style-name="P3"><text:span text:style-name="T1">Infrared remote controls</text:span></text:p>
        </text:list-item>
        <text:list-item>
          <text:p text:style-name="P3"><text:span text:style-name="T1">PAL Camera device (limited numbers)</text:span></text:p>
        </text:list-item>
        <text:list-item>
          <text:p text:style-name="P3"><text:span text:style-name="T1">TurtleBot mobile robotic platforms (limited numbers)</text:span></text:p>
        </text:list-item>
      </text:list>
      <text:p text:style-name="P1"><text:span text:style-name="T1"/></text:p>
      <text:p text:style-name="P1"><text:span text:style-name="T1">Note that the audio peripherals on the board may be used as general purpose analogue I/O, within the voltage and bandwidth limitations specified by the codec device. In addition, the VGA DACs may be used as general purpose high speed, high resolution Digital to Analogue converters.</text:span></text:p>
      <text:h text:style-name="P20" text:outline-level="1"><text:span text:style-name="T9">Deliverables</text:span></text:h>
      <table:table table:name="Table1" table:style-name="Table1">
        <table:table-column table:style-name="Table1.A"/>
        <table:table-column table:style-name="Table1.B"/>
        <table:table-row>
          <table:table-cell table:style-name="Table1.A1" office:value-type="string">
            <text:h text:style-name="Heading_20_3" text:outline-level="3"><text:span text:style-name="T9">Item</text:span></text:h>
          </table:table-cell>
          <table:table-cell table:style-name="Table1.B1" office:value-type="string">
            <text:h text:style-name="Heading_20_3" text:outline-level="3"><text:span text:style-name="T9">Date</text:span></text:h>
          </table:table-cell>
        </table:table-row>
        <table:table-row>
          <table:table-cell table:style-name="Table1.A2" office:value-type="string">
            <text:p text:style-name="P15">Report</text:p>
          </table:table-cell>
          <table:table-cell table:style-name="Table1.B2" office:value-type="string">
            <text:p text:style-name="P15">17<text:span text:style-name="T14">th</text:span> October</text:p>
          </table:table-cell>
        </table:table-row>
        <table:table-row>
          <table:table-cell table:style-name="Table1.A2" office:value-type="string">
            <text:p text:style-name="P15">Final Demonstration</text:p>
          </table:table-cell>
          <table:table-cell table:style-name="Table1.B2" office:value-type="string">
            <text:p text:style-name="P15">20<text:span text:style-name="T14">th</text:span> October</text:p>
          </table:table-cell>
        </table:table-row>
      </table:table>
      <text:p text:style-name="P13"/>
      <text:h text:style-name="P20" text:outline-level="1"><text:span text:style-name="T9">Report</text:span></text:h>
      <text:p text:style-name="P1"><text:span text:style-name="T1">Students are required to submit a formal report </text:span><text:span text:style-name="T5">of approximately 10 pages, including diagrams</text:span><text:span text:style-name="T1">. This should cover at least the following:</text:span></text:p>
      <text:p text:style-name="P1"><text:span text:style-name="T1"/></text:p>
      <text:list xml:id="list7628256818885665684" text:style-name="L3">
        <text:list-item>
          <text:p text:style-name="P4"><text:span text:style-name="T1">Intended function and operational instructions</text:span></text:p>
        </text:list-item>
        <text:list-item>
          <text:p text:style-name="P4"><text:span text:style-name="T1">Architecture and design</text:span></text:p>
        </text:list-item>
        <text:list-item>
          <text:p text:style-name="P4"><text:span text:style-name="T1">Functionality and functional limitations</text:span></text:p>
        </text:list-item>
        <text:list-item>
          <text:p text:style-name="P4"><text:span text:style-name="T1">Analysis of implementation options with respect to stated metrics (performance, FPGA utilisation, accuracy of results etc.).</text:span></text:p>
        </text:list-item>
        <text:list-item>
          <text:p text:style-name="P4"><text:span text:style-name="T1">Conclusion of design success including suggestions for future work or improvement</text:span></text:p>
        </text:list-item>
        <text:list-item>
          <text:p text:style-name="P5"><text:span text:style-name="T2">A</text:span><text:span text:style-name="T1"> one-page Executive Summary and full references.</text:span></text:p>
          <text:p text:style-name="P5"/>
        </text:list-item>
      </text:list>
      <text:p text:style-name="P6"><text:span text:style-name="T1">Full marking criteria are found in the rubric </text:span><text:span text:style-name="T4">included with the project package</text:span><text:span text:style-name="T1">.</text:span></text:p>
      <text:p text:style-name="P6"/>
      <text:p text:style-name="P9"><text:span text:style-name="T1">The report is to be submitted before the demonstration. The project may change in minor ways betwee</text:span><text:span text:style-name="T7">n</text:span><text:span text:style-name="T1"> the submission and demonstration (e.g. a bug has been fixed, an implementation detail changed). If this is the case, the student should simply mention the changes at demonstration time.</text:span></text:p>
      <text:p text:style-name="P1"/>
      <text:h text:style-name="P22" text:outline-level="1"><text:span text:style-name="T9">Project Ideas</text:span></text:h>
      <text:p text:style-name="P1"><text:span text:style-name="T1">Students are encouraged to design their own projects, the ideas below are mostly for inspiration.</text:span></text:p>
      <text:h text:style-name="P16" text:outline-level="2"><text:span text:style-name="T11">Doppler velocity meter</text:span></text:h>
      <text:p text:style-name="P1"><text:span text:style-name="T1">A key item in robotics is object detection and avoidance. Using the microphone and speakers, a system may be created to determine the distance to, and velocity of, a remote object by round-trip delay and Doppler shift. This information may be combined with range data from Sonar or IR range finders by means of a Kalman Filter, Monte-Carlo algorithm or otherwise.</text:span></text:p>
      <text:h text:style-name="P18" text:outline-level="2"><text:span text:style-name="T11">Sonar Localisation</text:span></text:h>
      <text:p text:style-name="P10"><text:span text:style-name="T1">Sonar sensors give a single distance measurement as output, but a collection of sensors may be used to find the 2D location of a target. An implementation will have to deal with noise and filtering. If more than two sensors are used, clustering, filtering and/or outlier rejection may be examined.</text:span></text:p>
      <text:h text:style-name="P16" text:outline-level="2"><text:span text:style-name="T11">Audio effects board</text:span></text:h>
      <text:p text:style-name="P1"><text:span text:style-name="T1">Using the audio interface and implementing a selection of filter algorithms, the DE2-115 may be used as an audio effects board. The parameters of such filters and effects engines should be able to be selected by the user at run time and the current parameter set could be shown on the VGA display. Visualisation of the audio streams and effects via time domain, frequency domain and/or Bode plots could form part of an advanced implementation.</text:span></text:p>
      <text:p text:style-name="P1"><text:span text:style-name="T1"/></text:p>
      <text:p text:style-name="P1"><text:span text:style-name="T1">Analysis of different implementation options (e.g. combinatorial FFT vs. sequential/pipelined) could be investigated for performance and complexity.</text:span></text:p>
      <text:h text:style-name="P16" text:outline-level="2"><text:span text:style-name="T11">Computer Vision</text:span></text:h>
      <text:p text:style-name="P1"><text:span text:style-name="T1">The field of CV has many algorithms that may be accelerated using FPGA technology. A project may investigate the implementation of edge detection, feature detection, object recognition or many other such algorithms in the highly parallel FPGA environment.</text:span></text:p>
      <text:h text:style-name="P19" text:outline-level="2"><text:span text:style-name="T11">Instavideo</text:span></text:h>
      <text:p text:style-name="P11"><text:span text:style-name="T1">Video input can be taken from a camera, transformed and displayed on a VGA monitor. The transformation could include the application of “Instagram”-like filters, noise reduction, sharpening, brightness and contrast adjustment etc. An implementation should explain the limitation of FPGA design, especially memory, when applying such transformations.</text:span></text:p>
      <text:h text:style-name="P18" text:outline-level="2"><text:span text:style-name="T11">Crypto-coin Miner</text:span></text:h>
      <text:p text:style-name="P10"><text:span text:style-name="T1">An FPGA is suited to implementing the mining algorithms for Bitcoin, Dogecoin and other modern crypto-currencies. An implementation should examine the throughput of an FPGA design vs the power consumed.</text:span></text:p>
      <text:p text:style-name="P1"><text:span text:style-name="T11"/></text:p>
      <text:h text:style-name="P21" text:outline-level="1"/>
      <text:h text:style-name="P22" text:outline-level="1"><text:span text:style-name="T9">Project Notes</text:span></text:h>
      <text:h text:style-name="P17" text:outline-level="2"><text:span text:style-name="T10">Quantitative Data</text:span></text:h>
      <text:p text:style-name="P8"><text:span text:style-name="T1">Students should, where possible, use proper statistical methods to justify claims such as “Implementation B is faster than implementation A”. At the most basic level, the experiment should be repeated several times with averages and variances (standard deviations) noted.</text:span></text:p>
      <text:p text:style-name="P8"/>
      <text:p text:style-name="P8"><text:span text:style-name="T1">If a difference between two sets of numbers is asserted, the means should be more than one standard deviation away from each other. In an HD-level justification of the difference of two implementations, a “Student’s Two-Sample t-Test” could be used. If the student is not familiar with this method, a summary can be found at [1] while the MATLAB function ttest2 can perform the calculation. Your choice of alpha value (confidence interval) should be justified.</text:span></text:p>
      <text:p text:style-name="P8"><text:span text:style-name="T1"/></text:p>
      <text:p text:style-name="P1"><text:span text:style-name="T1">[1] </text:span><text:span text:style-name="T13">http://www.socialresearchmethods.net/kb/stat_t.php</text:span></text:p>
      <text:p text:style-name="P1"><text:span text:style-name="T1"/></text:p>
      <text:h text:style-name="P20" text:outline-level="1"><text:span text:style-name="T9">Marking</text:span></text:h>
      <text:p text:style-name="P1"><text:span text:style-name="T1">Marking will be split in to three parts. The project itself and the report form 30% and 5% respectively of the student’s overall grade for the semester. They will be marked according to the rubric </text:span><text:span text:style-name="T3">supplied with the Project Package</text:span><text:span text:style-name="T1">.</text:span></text:p>
      <text:h text:style-name="P20" text:outline-level="1"><text:span text:style-name="T12">Learning Outcomes</text:span></text:h>
      <text:p text:style-name="P1"><text:span text:style-name="T1">The student is able to:</text:span></text:p>
      <text:list xml:id="list6752868261534223562" text:style-name="L4">
        <text:list-item>
          <text:p text:style-name="P7"><text:span text:style-name="T1">Analyse the strengths and limitations of Microcontrollers and FPGAs for Embedded Systems</text:span></text:p>
        </text:list-item>
        <text:list-item>
          <text:p text:style-name="P7"><text:span text:style-name="T1">Construct real time constraints from problem specifications</text:span></text:p>
        </text:list-item>
        <text:list-item>
          <text:p text:style-name="P7"><text:span text:style-name="T1">Effectively integrate sensor, actuator and interface devices with Microcontrollers and FPGAs</text:span></text:p>
        </text:list-item>
        <text:list-item>
          <text:p text:style-name="P7"><text:span text:style-name="T1">Optimise the interaction of Embedded hardware designs with their softwa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 ABCDEE+Corbel" svg:font-family="ABCDEE+Corbel" style:font-family-generic="roman"/>
    <style:font-face style:name=" Symbol" svg:font-family="Symbol" style:font-family-generic="roman"/>
    <style:font-face style:name="ABCDEE+Consolas" svg:font-family="ABCDEE+Consolas" style:font-family-generic="roman"/>
    <style:font-face style:name="ABCDEE+Consolas,Bold" svg:font-family="'ABCDEE+Consolas,Bold'" style:font-family-generic="roman"/>
    <style:font-face style:name="ABCDEE+Corbel" svg:font-family="ABCDEE+Corbel" style:font-family-generic="roman"/>
    <style:font-face style:name="ABCDEE+Corbel,Bold" svg:font-family="'ABCDEE+Corbel,Bold'" style:font-family-generic="roman"/>
    <style:font-face style:name="ABCDEE+Corbel,Italic" svg:font-family="'ABCDEE+Corbel,Italic'" style:font-family-generic="roman"/>
    <style:font-face style:name="ABCDEE+Courier New" svg:font-family="'ABCDEE+Courier New'"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Nizette</meta:initial-creator>
    <meta:creation-date>2014-08-26T17:00:54.825148443</meta:creation-date>
    <dc:date>2014-08-26T17:26:59.068198484</dc:date>
    <dc:creator>Ben Nizette</dc:creator>
    <meta:editing-duration>PT18M3S</meta:editing-duration>
    <meta:editing-cycles>16</meta:editing-cycles>
    <meta:generator>LibreOffice/4.2.4.2$Linux_X86_64 LibreOffice_project/420m0$Build-2</meta:generator>
    <meta:document-statistic meta:table-count="1" meta:image-count="0" meta:object-count="0" meta:page-count="4" meta:paragraph-count="67" meta:word-count="1282" meta:character-count="8274" meta:non-whitespace-character-count="7077"/>
  </office:meta>
</office:document-meta>
</file>